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7])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a librería de cálculo de rendimiento basada en una aproximación de stack 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o ataque de n deacarreos además de una búsqueda a ciegas, (sin conocer grado target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ñadido deacarreador guiad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6-27T18:16:16.521000000</dc:date>
    <meta:editing-duration>PT23M3S</meta:editing-duration>
    <meta:editing-cycles>13</meta:editing-cycles>
    <meta:generator>LibreOffice/7.3.4.2$Windows_X86_64 LibreOffice_project/728fec16bd5f605073805c3c9e7c4212a0120dc5</meta:generator>
    <meta:document-statistic meta:table-count="1" meta:cell-count="61" meta:object-count="0"/>
  </office:meta>
</office:document-meta>
</file>